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ExchangeImpl.getOperation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Por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assertTrans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ExchangeImpl.get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setProperty( String key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ExchangeImpl.equals( Object ot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ack( AckType ack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MessageExchangeImpl.call( MessageExchangeDAO da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ExchangeImpl.getFa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Ope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MessageExchangeImpl( ODEProcess process , Long iid , String mexId , PartnerLinkModel oplink , PortType ptype , Operation ope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Exchange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I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MessageExchangePatter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Reques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ExchangeImpl.getDA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ExchangeImpl.reque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isTransactiona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ExchangeImpl.getFaultExpla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Ack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FaultRespon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Stat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getProperty( final String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essageExchangeImpl.syn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doInTX( final InDbAction &lt; T &gt; action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essageExchangeImpl.setTimeout( long 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setEndpointReference( EndpointReference re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ExchangeImpl.call( MessageExchangeDAO mexda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ExchangeImpl.getMessageExchang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relea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MessageExchangeImpl.getPropertyNam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MessageExchangeImpl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essageExchangeImpl.createMessage( javax . xml . namespace . QName msg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ExchangeImpl.isSaf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ExchangeImpl.sa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ExchangeImpl.getRespons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MessageExchangeImpl.save( MessageExchangeDAO dao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MessageExchangeImpl.load( MessageExchangeDAO da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MessageExchangeImpl.getEndpointReferenc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